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cfc" officeooo:paragraph-rsid="000a1cfc"/>
    </style:style>
    <style:style style:name="P2" style:family="paragraph" style:parent-style-name="Standard">
      <style:text-properties officeooo:paragraph-rsid="000a1cfc"/>
    </style:style>
    <style:style style:name="P3" style:family="paragraph" style:parent-style-name="Standard">
      <style:text-properties officeooo:rsid="000ba98d" officeooo:paragraph-rsid="000ba98d"/>
    </style:style>
    <style:style style:name="P4" style:family="paragraph" style:parent-style-name="Standard">
      <style:text-properties officeooo:rsid="0010964a" officeooo:paragraph-rsid="0010964a"/>
    </style:style>
    <style:style style:name="P5" style:family="paragraph" style:parent-style-name="Standard">
      <style:text-properties officeooo:paragraph-rsid="0010964a"/>
    </style:style>
    <style:style style:name="P6" style:family="paragraph" style:parent-style-name="Standard">
      <style:text-properties officeooo:rsid="00129f34" officeooo:paragraph-rsid="00129f34"/>
    </style:style>
    <style:style style:name="T1" style:family="text">
      <style:text-properties fo:color="#000000" style:text-outline="false" style:text-line-through-style="none" style:text-line-through-type="none" style:font-name="メイリオ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メイリオ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3" style:family="text">
      <style:text-properties officeooo:rsid="000a1cfc"/>
    </style:style>
    <style:style style:name="T4" style:family="text">
      <style:text-properties officeooo:rsid="0010964a"/>
    </style:style>
    <style:style style:name="T5" style:family="text">
      <style:text-properties officeooo:rsid="00129f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Svn: thanhpv <text:s/></text:span><text:span text:style-name="T1">aM68L#my</text:span></text:p>
      <text:p text:style-name="P3">redmine : thanhpv <text:s/>thanh.pv</text:p>
      <text:p text:style-name="P5"><text:span text:style-name="T4">google drive : thanhpv <text:s/></text:span><text:span text:style-name="T1">x2BGNcus</text:span></text:p>
      <text:p text:style-name="P6"><text:span text:style-name="T1"/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6:20:25.471640493</meta:creation-date>
    <dc:date>2019-01-17T09:35:26.952719157</dc:date>
    <meta:editing-duration>PT56M52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12" meta:character-count="81" meta:non-whitespace-character-count="69"/>
  </office:meta>
</office:document-meta>
</file>